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533.5494913260807<text:s text:c="2"/>533.1503616583358<text:s text:c="2"/>533.4081329020877<text:s text:c="2"/>531.5143457806528<text:s text:c="2"/>529.9905851220228<text:s text:c="2"/>527.4752366950897<text:s text:c="2"/>0.8<text:s text:c="2"/>0.8<text:s text:c="2"/>0.8<text:s text:c="2"/>0.8<text:s text:c="2"/>0.8<text:s text:c="2"/></text:span></text:p>
      <text:p text:style-name="P2"><text:span text:style-name="T2_1">534.8175595413114<text:s text:c="2"/>534.3768538665097<text:s text:c="2"/>534.6762011173186<text:s text:c="2"/>532.7616259923552<text:s text:c="2"/>531.1339253160835<text:s text:c="2"/>528.2028168185828<text:s text:c="2"/>0.91<text:s text:c="2"/>0.89<text:s text:c="2"/>0.72<text:s text:c="2"/>0.83<text:s text:c="2"/>0.68<text:s text:c="2"/></text:span></text:p>
      <text:p text:style-name="P3"><text:span text:style-name="T3_1">532.6140311673037<text:s text:c="2"/>532.2564775066156<text:s text:c="2"/>532.5142487503678<text:s text:c="2"/>530.869917671273<text:s text:c="2"/>529.4708850338135<text:s text:c="2"/>527.4128726845047<text:s text:c="2"/>0.7<text:s text:c="2"/>0.66<text:s text:c="2"/>1.03<text:s text:c="2"/>0.69<text:s text:c="2"/>0.89<text:s text:c="2"/></text:span></text:p>
      <text:p text:style-name="P4"><text:span text:style-name="T4_1">532.8634872096442<text:s text:c="2"/>532.5059335489561<text:s text:c="2"/>532.6597647750663<text:s text:c="2"/>530.474945604234<text:s text:c="2"/>528.9303969420757<text:s text:c="2"/>526.6021405468979<text:s text:c="2"/>0.79<text:s text:c="2"/>0.8<text:s text:c="2"/>0.67<text:s text:c="2"/>0.93<text:s text:c="2"/>0.84<text:s text:c="2"/></text:span></text:p>
      <text:p text:style-name="P5"><text:span text:style-name="T5_1">532.2814231108498<text:s text:c="2"/>531.9238694501618<text:s text:c="2"/>532.2440047044989<text:s text:c="2"/>530.9530696853867<text:s text:c="2"/>529.5540370479271<text:s text:c="2"/>527.3089326668627<text:s text:c="2"/>0.65<text:s text:c="2"/>1.02<text:s text:c="2"/>0.85<text:s text:c="2"/>0.9<text:s text:c="2"/>0.98<text:s text:c="2"/></text:span></text:p>
      <text:p text:style-name="P6"><text:span text:style-name="T6_1">533.902887386063<text:s text:c="2"/>533.4829697147898<text:s text:c="2"/>533.76152896207<text:s text:c="2"/>532.1171978829755<text:s text:c="2"/>530.6558012349309<text:s text:c="2"/>528.5354248750367<text:s text:c="2"/>0.85<text:s text:c="2"/>0.79<text:s text:c="2"/>0.99<text:s text:c="2"/>0.98<text:s text:c="2"/>0.61<text:s text:c="2"/></text:span></text:p>
      <text:p text:style-name="P7"><text:span text:style-name="T7_1">534.6096795060276<text:s text:c="2"/>534.1897618347546<text:s text:c="2"/>534.3851690679213<text:s text:c="2"/>532.2003498970892<text:s text:c="2"/>530.6558012349309<text:s text:c="2"/>528.3899088503381<text:s text:c="2"/>0.97<text:s text:c="2"/>0.7<text:s text:c="2"/>1.03<text:s text:c="2"/>0.94<text:s text:c="2"/>0.76<text:s text:c="2"/></text:span></text:p>
      <text:p text:style-name="P8"><text:span text:style-name="T8_1">534.4225874742723<text:s text:c="2"/>534.0026698029991<text:s text:c="2"/>534.3435930608647<text:s text:c="2"/>532.8447780064687<text:s text:c="2"/>531.3002293443105<text:s text:c="2"/>528.6185768891502<text:s text:c="2"/>0.86<text:s text:c="2"/>1.05<text:s text:c="2"/>1.01<text:s text:c="2"/>0.83<text:s text:c="2"/>1.05<text:s text:c="2"/></text:span></text:p>
      <text:p text:style-name="P9"><text:span text:style-name="T9_1">531.678571008527<text:s text:c="2"/>531.3418053513673<text:s text:c="2"/>531.6203645986475<text:s text:c="2"/>530.1215495442518<text:s text:c="2"/>528.7225169067922<text:s text:c="2"/>526.5605645398412<text:s text:c="2"/>0.6<text:s text:c="2"/>0.86<text:s text:c="2"/>0.74<text:s text:c="2"/>0.83<text:s text:c="2"/>0.86<text:s text:c="2"/></text:span></text:p>
      <text:p text:style-name="P10"><text:span text:style-name="T10_1">533.4247633049102<text:s text:c="2"/>533.0464216406938<text:s text:c="2"/>533.2418288738606<text:s text:c="2"/>531.1609497206705<text:s text:c="2"/>529.6164010585122<text:s text:c="2"/>527.2257806527492<text:s text:c="2"/>0.83<text:s text:c="2"/>0.79<text:s text:c="2"/>0.9<text:s text:c="2"/>0.82<text:s text:c="2"/>1.03<text:s text:c="2"/></text:span></text:p>
      <text:p text:style-name="P11"><text:span text:style-name="T11_1">536.2727197882975<text:s text:c="2"/>535.8112261099676<text:s text:c="2"/>536.0689973537195<text:s text:c="2"/>533.6347221405468<text:s text:c="2"/>531.8615054395766<text:s text:c="2"/>528.6601528962069<text:s text:c="2"/>1.04<text:s text:c="2"/>0.61<text:s text:c="2"/>0.8<text:s text:c="2"/>0.6<text:s text:c="2"/>0.6<text:s text:c="2"/></text:span></text:p>
      <text:p text:style-name="P12"><text:span text:style-name="T12_1">534.5057394883859<text:s text:c="2"/>534.0650338135841<text:s text:c="2"/>534.5098970890915<text:s text:c="2"/>533.3436900911496<text:s text:c="2"/>531.7991414289913<text:s text:c="2"/>528.826456924434<text:s text:c="2"/>0.77<text:s text:c="2"/>0.88<text:s text:c="2"/>0.8<text:s text:c="2"/>0.6<text:s text:c="2"/>0.6<text:s text:c="2"/></text:span></text:p>
      <text:p text:style-name="P13"><text:span text:style-name="T13_1">534.9630755660099<text:s text:c="2"/>534.5431578947369<text:s text:c="2"/>534.6346251102618<text:s text:c="2"/>531.7014378124081<text:s text:c="2"/>529.9905851220228<text:s text:c="2"/>527.3505086739193<text:s text:c="2"/>1.04<text:s text:c="2"/>0.6<text:s text:c="2"/>0.76<text:s text:c="2"/>0.89<text:s text:c="2"/>0.76<text:s text:c="2"/></text:span></text:p>
      <text:p text:style-name="P14"><text:span text:style-name="T14_1">533.4247633049102<text:s text:c="2"/>533.0256336371655<text:s text:c="2"/>533.4289209056161<text:s text:c="2"/>532.2003498970892<text:s text:c="2"/>530.7181652455159<text:s text:c="2"/>527.9741487797708<text:s text:c="2"/>0.71<text:s text:c="2"/>1.02<text:s text:c="2"/>0.88<text:s text:c="2"/>0.68<text:s text:c="2"/>1.01<text:s text:c="2"/></text:span></text:p>
      <text:p text:style-name="P15"><text:span text:style-name="T15_1">533.6742193472508<text:s text:c="2"/>533.275089679506<text:s text:c="2"/>533.6368009408999<text:s text:c="2"/>532.2211379006175<text:s text:c="2"/>530.6973772419876<text:s text:c="2"/>527.9117847691854<text:s text:c="2"/>0.76<text:s text:c="2"/>1.02<text:s text:c="2"/>0.86<text:s text:c="2"/>0.72<text:s text:c="2"/>1.03<text:s text:c="2"/></text:span></text:p>
      <text:p text:style-name="P16"><text:span text:style-name="T16_1">533.0921552484564<text:s text:c="2"/>532.7138135842399<text:s text:c="2"/>532.9715848279918<text:s text:c="2"/>531.2648897383123<text:s text:c="2"/>529.8450690973243<text:s text:c="2"/>527.6831167303735<text:s text:c="2"/>0.74<text:s text:c="2"/>0.6<text:s text:c="2"/>1.05<text:s text:c="2"/>0.63<text:s text:c="2"/>0.84<text:s text:c="2"/></text:span></text:p>
      <text:p text:style-name="P17"><text:span text:style-name="T17_1">532.3853631284916<text:s text:c="2"/>532.0485974713318<text:s text:c="2"/>532.2440047044989<text:s text:c="2"/>530.3294295795354<text:s text:c="2"/>528.8472449279624<text:s text:c="2"/>526.6437165539548<text:s text:c="2"/>0.74<text:s text:c="2"/>0.93<text:s text:c="2"/>0.76<text:s text:c="2"/>0.96<text:s text:c="2"/>1.05<text:s text:c="2"/></text:span></text:p>
      <text:p text:style-name="P18"><text:span text:style-name="T18_1">532.3022111143781<text:s text:c="2"/>531.9446574536901<text:s text:c="2"/>532.2647927080272<text:s text:c="2"/>530.9946456924434<text:s text:c="2"/>529.6787650690973<text:s text:c="2"/>527.8909967656571<text:s text:c="2"/>0.63<text:s text:c="2"/>0.6<text:s text:c="2"/>1.05<text:s text:c="2"/>0.71<text:s text:c="2"/>0.6<text:s text:c="2"/></text:span></text:p>
      <text:p text:style-name="P19"><text:span text:style-name="T19_1">536.2103557777124<text:s text:c="2"/>535.7488620993826<text:s text:c="2"/>535.9650573360777<text:s text:c="2"/>533.2397500735078<text:s text:c="2"/>531.383381358424<text:s text:c="2"/>527.7454807409586<text:s text:c="2"/>1.05<text:s text:c="2"/>0.74<text:s text:c="2"/>0.6<text:s text:c="2"/>0.6<text:s text:c="2"/>0.8<text:s text:c="2"/></text:span></text:p>
      <text:p text:style-name="P20"><text:span text:style-name="T20_1">532.3437871214348<text:s text:c="2"/>531.9862334607468<text:s text:c="2"/>532.3271567186123<text:s text:c="2"/>531.1401617171418<text:s text:c="2"/>529.824281093796<text:s text:c="2"/>527.9117847691854<text:s text:c="2"/>0.63<text:s text:c="2"/>0.74<text:s text:c="2"/>1.05<text:s text:c="2"/>0.75<text:s text:c="2"/>0.74<text:s text:c="2"/></text:span></text:p>
      <text:p text:style-name="P21"><text:span text:style-name="T21_1">533.5079153190239<text:s text:c="2"/>533.0879976477505<text:s text:c="2"/>533.5120729197295<text:s text:c="2"/>532.366653925316<text:s text:c="2"/>530.884469273743<text:s text:c="2"/>528.1404528079976<text:s text:c="2"/>0.71<text:s text:c="2"/>1.03<text:s text:c="2"/>0.89<text:s text:c="2"/>0.68<text:s text:c="2"/>0.97<text:s text:c="2"/></text:span></text:p>
      <text:p text:style-name="P22"><text:span text:style-name="T22_1">533.2168832696267<text:s text:c="2"/>532.8177536018817<text:s text:c="2"/>533.2002528668039<text:s text:c="2"/>531.9716818582771<text:s text:c="2"/>530.4687092031754<text:s text:c="2"/>527.7454807409586<text:s text:c="2"/>0.69<text:s text:c="2"/>1.01<text:s text:c="2"/>0.84<text:s text:c="2"/>0.67<text:s text:c="2"/>1.01<text:s text:c="2"/></text:span></text:p>
      <text:p text:style-name="P23"><text:span text:style-name="T23_1">533.3623992943252<text:s text:c="2"/>532.9840576301087<text:s text:c="2"/>533.3041928844459<text:s text:c="2"/>531.8261658335783<text:s text:c="2"/>530.3647691855336<text:s text:c="2"/>527.9117847691854<text:s text:c="2"/>0.74<text:s text:c="2"/>0.79<text:s text:c="2"/>1.05<text:s text:c="2"/>0.6<text:s text:c="2"/>1.03<text:s text:c="2"/></text:span></text:p>
      <text:p text:style-name="P24"><text:span text:style-name="T24_1">531.8240870332255<text:s text:c="2"/>531.4873213760658<text:s text:c="2"/>531.7866686268746<text:s text:c="2"/>530.4957336077624<text:s text:c="2"/>529.1590649808879<text:s text:c="2"/>527.2049926492209<text:s text:c="2"/>0.6<text:s text:c="2"/>0.79<text:s text:c="2"/>0.9<text:s text:c="2"/>0.82<text:s text:c="2"/>0.76<text:s text:c="2"/></text:span></text:p>
      <text:p text:style-name="P25"><text:span text:style-name="T25_1">532.0319670685093<text:s text:c="2"/>531.6744134078212<text:s text:c="2"/>531.9529726551015<text:s text:c="2"/>530.5165216112907<text:s text:c="2"/>529.1590649808879<text:s text:c="2"/>527.1010526315788<text:s text:c="2"/>0.6<text:s text:c="2"/>0.6<text:s text:c="2"/>0.92<text:s text:c="2"/>0.6<text:s text:c="2"/>0.74<text:s text:c="2"/></text:span></text:p>
      <text:p text:style-name="P26"><text:span text:style-name="T26_1">534.6720435166128<text:s text:c="2"/>534.2313378418112<text:s text:c="2"/>534.7177771243753<text:s text:c="2"/>533.8010261687739<text:s text:c="2"/>532.3188415172007<text:s text:c="2"/>529.6579770655688<text:s text:c="2"/>0.77<text:s text:c="2"/>0.87<text:s text:c="2"/>1.05<text:s text:c="2"/>0.62<text:s text:c="2"/>0.6<text:s text:c="2"/></text:span></text:p>
      <text:p text:style-name="P27"><text:span text:style-name="T27_1">532.5932431637754<text:s text:c="2"/>532.2149014995589<text:s text:c="2"/>532.6389767715378<text:s text:c="2"/>531.8053778300499<text:s text:c="2"/>530.4687092031754<text:s text:c="2"/>528.2028168185828<text:s text:c="2"/>0.6<text:s text:c="2"/>0.87<text:s text:c="2"/>1.05<text:s text:c="2"/>0.62<text:s text:c="2"/>0.87<text:s text:c="2"/></text:span></text:p>
      <text:p text:style-name="P28"><text:span text:style-name="T28_1">532.9258512202292<text:s text:c="2"/>532.5475095560129<text:s text:c="2"/>532.9300088209351<text:s text:c="2"/>531.7014378124081<text:s text:c="2"/>530.2400411643633<text:s text:c="2"/>527.6415407233166<text:s text:c="2"/>0.67<text:s text:c="2"/>0.98<text:s text:c="2"/>0.86<text:s text:c="2"/>0.69<text:s text:c="2"/>0.99<text:s text:c="2"/></text:span></text:p>
      <text:p text:style-name="P29"><text:span text:style-name="T29_1">533.736583357836<text:s text:c="2"/>533.3166656865627<text:s text:c="2"/>533.7407409585417<text:s text:c="2"/>532.5745339605998<text:s text:c="2"/>531.0923493090268<text:s text:c="2"/>528.3275448397529<text:s text:c="2"/>0.73<text:s text:c="2"/>1.05<text:s text:c="2"/>0.92<text:s text:c="2"/>0.69<text:s text:c="2"/>0.99<text:s text:c="2"/></text:span></text:p>
      <text:p text:style-name="P30"><text:span text:style-name="T30_1">531.9072390473392<text:s text:c="2"/>531.5704733901795<text:s text:c="2"/>531.8282446339313<text:s text:c="2"/>530.3502175830637<text:s text:c="2"/>529.0343369597177<text:s text:c="2"/>527.2049926492209<text:s text:c="2"/>0.62<text:s text:c="2"/>0.65<text:s text:c="2"/>1.05<text:s text:c="2"/>0.71<text:s text:c="2"/>0.87<text:s text:c="2"/></text:span></text:p>
      <text:p text:style-name="P31"><text:span text:style-name="T31_1">532.2398471037931<text:s text:c="2"/>531.9030814466333<text:s text:c="2"/>532.0777006762718<text:s text:c="2"/>530.308641576007<text:s text:c="2"/>528.992760952661<text:s text:c="2"/>527.5791767127315<text:s text:c="2"/>0.74<text:s text:c="2"/>0.6<text:s text:c="2"/>1.05<text:s text:c="2"/>1.05<text:s text:c="2"/>0.6<text:s text:c="2"/></text:span></text:p>
      <text:p text:style-name="P32"><text:span text:style-name="T32_1">531.9072390473392<text:s text:c="2"/>531.5704733901795<text:s text:c="2"/>531.8490326374597<text:s text:c="2"/>530.4333695971774<text:s text:c="2"/>529.0967009703028<text:s text:c="2"/>527.2049926492209<text:s text:c="2"/>0.6<text:s text:c="2"/>0.6<text:s text:c="2"/>1.05<text:s text:c="2"/>0.6<text:s text:c="2"/>0.87<text:s text:c="2"/></text:span></text:p>
      <text:p text:style-name="P33"><text:span text:style-name="T33_1">531.0341428991474<text:s text:c="2"/>530.7389532490442<text:s text:c="2"/>530.9135724786828<text:s text:c="2"/>529.1653013819465<text:s text:c="2"/>527.828632755072<text:s text:c="2"/>526.2695324904439<text:s text:c="2"/>0.6<text:s text:c="2"/>0.74<text:s text:c="2"/>0.78<text:s text:c="2"/>1.02<text:s text:c="2"/>0.74<text:s text:c="2"/></text:span></text:p>
      <text:p text:style-name="P34"><text:span text:style-name="T34_1">531.4706909732432<text:s text:c="2"/>531.1755013231402<text:s text:c="2"/>531.1838165245516<text:s text:c="2"/>528.5832372831521<text:s text:c="2"/>527.1218406351072<text:s text:c="2"/>525.5211643634225<text:s text:c="2"/>0.74<text:s text:c="2"/>0.6<text:s text:c="2"/>0.78<text:s text:c="2"/>1.02<text:s text:c="2"/>1.01<text:s text:c="2"/></text:span></text:p>
      <text:p text:style-name="P35"><text:span text:style-name="T35_1">533.4871273154955<text:s text:c="2"/>533.0879976477505<text:s text:c="2"/>533.4704969126727<text:s text:c="2"/>532.2419259041459<text:s text:c="2"/>530.7597412525727<text:s text:c="2"/>528.0988768009408<text:s text:c="2"/>0.73<text:s text:c="2"/>1.04<text:s text:c="2"/>0.91<text:s text:c="2"/>0.74<text:s text:c="2"/>1.0<text:s text:c="2"/></text:span></text:p>
      <text:p text:style-name="P36"><text:span text:style-name="T36_1">531.6993590120554<text:s text:c="2"/>531.3625933548957<text:s text:c="2"/>531.6203645986475<text:s text:c="2"/>530.1423375477801<text:s text:c="2"/>528.8056689209056<text:s text:c="2"/>526.9555366068804<text:s text:c="2"/>0.6<text:s text:c="2"/>0.67<text:s text:c="2"/>1.01<text:s text:c="2"/>0.7<text:s text:c="2"/>0.91<text:s text:c="2"/></text:span></text:p>
      <text:p text:style-name="P37"><text:span text:style-name="T37_1">531.9488150543958<text:s text:c="2"/>531.6120493972361<text:s text:c="2"/>531.8906086445164<text:s text:c="2"/>530.4957336077624<text:s text:c="2"/>529.1590649808879<text:s text:c="2"/>527.267356659806<text:s text:c="2"/>0.61<text:s text:c="2"/>0.65<text:s text:c="2"/>1.05<text:s text:c="2"/>0.66<text:s text:c="2"/>0.87<text:s text:c="2"/></text:span></text:p>
      <text:p text:style-name="P38"><text:span text:style-name="T38_1">532.7387591884741<text:s text:c="2"/>532.3812055277859<text:s text:c="2"/>532.5974007644811<text:s text:c="2"/>530.7036136430462<text:s text:c="2"/>529.2214289914732<text:s text:c="2"/>526.9763246104087<text:s text:c="2"/>0.74<text:s text:c="2"/>0.74<text:s text:c="2"/>0.92<text:s text:c="2"/>0.74<text:s text:c="2"/>1.01<text:s text:c="2"/></text:span></text:p>
      <text:p text:style-name="P39"><text:span text:style-name="T39_1">530.7223228462218<text:s text:c="2"/>530.4271331961187<text:s text:c="2"/>530.5186004116438<text:s text:c="2"/>528.4377212584534<text:s text:c="2"/>527.1010526315788<text:s text:c="2"/>525.6458923845928<text:s text:c="2"/>0.6<text:s text:c="2"/>0.6<text:s text:c="2"/>0.92<text:s text:c="2"/>0.89<text:s text:c="2"/>1.05<text:s text:c="2"/></text:span></text:p>
      <text:p text:style-name="P40"><text:span text:style-name="T40_1">533.1545192590414<text:s text:c="2"/>532.8177536018817<text:s text:c="2"/>532.8468568068216<text:s text:c="2"/>529.9344575124964<text:s text:c="2"/>528.3067568362246<text:s text:c="2"/>525.9992884445751<text:s text:c="2"/>0.87<text:s text:c="2"/>0.6<text:s text:c="2"/>0.65<text:s text:c="2"/>0.89<text:s text:c="2"/>0.87<text:s text:c="2"/></text:span></text:p>
      <text:p text:style-name="P41"><text:span text:style-name="T41_1">533.3623992943252<text:s text:c="2"/>532.9632696265804<text:s text:c="2"/>533.366556895031<text:s text:c="2"/>532.1587738900322<text:s text:c="2"/>530.6765892384592<text:s text:c="2"/>527.9949367832991<text:s text:c="2"/>0.71<text:s text:c="2"/>1.03<text:s text:c="2"/>0.9<text:s text:c="2"/>0.7<text:s text:c="2"/>1.02<text:s text:c="2"/></text:span></text:p>
      <text:p text:style-name="P42"><text:span text:style-name="T42_1">533.0505792413996<text:s text:c="2"/>532.6722375771832<text:s text:c="2"/>533.0547368421054<text:s text:c="2"/>531.8469538371066<text:s text:c="2"/>530.4063451925904<text:s text:c="2"/>527.828632755072<text:s text:c="2"/>0.69<text:s text:c="2"/>1.02<text:s text:c="2"/>0.9<text:s text:c="2"/>0.73<text:s text:c="2"/>1.01<text:s text:c="2"/></text:span></text:p>
      <text:p text:style-name="P43"><text:span text:style-name="T43_1">525.3382299323729<text:s text:c="2"/>525.1885563069685<text:s text:c="2"/>525.3839635401354<text:s text:c="2"/>525.2779447221405<text:s text:c="2"/>524.876736254043<text:s text:c="2"/>525.8537724198766<text:s text:c="2"/>0.61<text:s text:c="2"/>0.68<text:s text:c="2"/>1.05<text:s text:c="2"/>0.67<text:s text:c="2"/>0.92<text:s text:c="2"/></text:span></text:p>
      <text:p text:style-name="P44"><text:span text:style-name="T44_1">531.9072390473392<text:s text:c="2"/>531.5704733901795<text:s text:c="2"/>531.8282446339313<text:s text:c="2"/>530.3294295795354<text:s text:c="2"/>528.992760952661<text:s text:c="2"/>527.1010526315788<text:s text:c="2"/>0.62<text:s text:c="2"/>0.63<text:s text:c="2"/>1.04<text:s text:c="2"/>0.66<text:s text:c="2"/>0.9<text:s text:c="2"/></text:span></text:p>
      <text:p text:style-name="P45"><text:span text:style-name="T45_1">532.7595471920024<text:s text:c="2"/>532.4019935313144<text:s text:c="2"/>532.6389767715378<text:s text:c="2"/>530.91149367833<text:s text:c="2"/>529.4708850338135<text:s text:c="2"/>527.3712966774477<text:s text:c="2"/>0.74<text:s text:c="2"/>0.74<text:s text:c="2"/>1.05<text:s text:c="2"/>0.74<text:s text:c="2"/>1.05<text:s text:c="2"/></text:span></text:p>
      <text:p text:style-name="P46"><text:span text:style-name="T46_1">533.4871273154955<text:s text:c="2"/>533.0879976477505<text:s text:c="2"/>533.4289209056161<text:s text:c="2"/>532.0132578653337<text:s text:c="2"/>530.5726492208174<text:s text:c="2"/>528.1820288150545<text:s text:c="2"/>0.74<text:s text:c="2"/>0.74<text:s text:c="2"/>1.05<text:s text:c="2"/>0.6<text:s text:c="2"/>0.87<text:s text:c="2"/></text:span></text:p>
      <text:p text:style-name="P47"><text:span text:style-name="T47_1">532.3853631284916<text:s text:c="2"/>532.0485974713318<text:s text:c="2"/>532.202428697442<text:s text:c="2"/>530.1423375477801<text:s text:c="2"/>528.7225169067922<text:s text:c="2"/>526.83080858571<text:s text:c="2"/>0.74<text:s text:c="2"/>0.6<text:s text:c="2"/>1.05<text:s text:c="2"/>0.75<text:s text:c="2"/>1.05<text:s text:c="2"/></text:span></text:p>
      <text:p text:style-name="P48"><text:span text:style-name="T48_1">533.4455513084387<text:s text:c="2"/>533.0464216406938<text:s text:c="2"/>533.4289209056161<text:s text:c="2"/>532.1795618935606<text:s text:c="2"/>530.6973772419876<text:s text:c="2"/>528.0157247868274<text:s text:c="2"/>0.72<text:s text:c="2"/>1.03<text:s text:c="2"/>0.9<text:s text:c="2"/>0.71<text:s text:c="2"/>1.02<text:s text:c="2"/></text:span></text:p>
      <text:p text:style-name="P49"><text:span text:style-name="T49_1">532.9882152308146<text:s text:c="2"/>532.6098735665981<text:s text:c="2"/>532.9923728315201<text:s text:c="2"/>531.7222258159366<text:s text:c="2"/>530.2608291678919<text:s text:c="2"/>527.6831167303735<text:s text:c="2"/>0.68<text:s text:c="2"/>1.0<text:s text:c="2"/>0.88<text:s text:c="2"/>0.71<text:s text:c="2"/>1.03<text:s text:c="2"/></text:span></text:p>
      <text:p text:style-name="P50"><text:span text:style-name="T50_1">531.9280270508675<text:s text:c="2"/>531.5912613937078<text:s text:c="2"/>531.869820640988<text:s text:c="2"/>530.4541576007057<text:s text:c="2"/>529.1174889738312<text:s text:c="2"/>527.1842046456925<text:s text:c="2"/>0.61<text:s text:c="2"/>0.67<text:s text:c="2"/>1.01<text:s text:c="2"/>0.67<text:s text:c="2"/>0.87<text:s text:c="2"/></text:span></text:p>
      <text:p text:style-name="P51"><text:span text:style-name="T51_1">531.9696030579242<text:s text:c="2"/>531.6328374007645<text:s text:c="2"/>531.9113966480447<text:s text:c="2"/>530.3502175830637<text:s text:c="2"/>528.9096089385474<text:s text:c="2"/>526.5397765363128<text:s text:c="2"/>0.6<text:s text:c="2"/>0.74<text:s text:c="2"/>0.78<text:s text:c="2"/>0.6<text:s text:c="2"/>0.92<text:s text:c="2"/></text:span></text:p>
      <text:p text:style-name="P52"><text:span text:style-name="T52_1">532.6140311673037<text:s text:c="2"/>532.2772655101439<text:s text:c="2"/>532.4103087327258<text:s text:c="2"/>530.0383975301381<text:s text:c="2"/>528.4938488679801<text:s text:c="2"/>526.0616524551601<text:s text:c="2"/>0.74<text:s text:c="2"/>0.6<text:s text:c="2"/>0.78<text:s text:c="2"/>0.6<text:s text:c="2"/>1.05<text:s text:c="2"/></text:span></text:p>
      <text:p text:style-name="P53"><text:span text:style-name="T53_1">530.8678388709204<text:s text:c="2"/>530.5726492208174<text:s text:c="2"/>530.7056924433992<text:s text:c="2"/>528.7287533078505<text:s text:c="2"/>527.392084680976<text:s text:c="2"/>525.874560423405<text:s text:c="2"/>0.6<text:s text:c="2"/>0.61<text:s text:c="2"/>0.93<text:s text:c="2"/>0.86<text:s text:c="2"/>1.02<text:s text:c="2"/></text:span></text:p>
      <text:p text:style-name="P54"><text:span text:style-name="T54_1">533.3831872978535<text:s text:c="2"/>532.9840576301087<text:s text:c="2"/>533.366556895031<text:s text:c="2"/>532.0964098794472<text:s text:c="2"/>530.6142252278742<text:s text:c="2"/>527.932572772714<text:s text:c="2"/>0.71<text:s text:c="2"/>1.02<text:s text:c="2"/>0.88<text:s text:c="2"/>0.7<text:s text:c="2"/>1.01<text:s text:c="2"/></text:span></text:p>
      <text:p text:style-name="P55"><text:span text:style-name="T55_1">533.1753072625697<text:s text:c="2"/>532.7969655983534<text:s text:c="2"/>533.1586768597472<text:s text:c="2"/>531.8677418406351<text:s text:c="2"/>530.3855571890621<text:s text:c="2"/>527.8078447515436<text:s text:c="2"/>0.71<text:s text:c="2"/>1.0<text:s text:c="2"/>0.89<text:s text:c="2"/>0.73<text:s text:c="2"/>1.01<text:s text:c="2"/></text:span></text:p>
      <text:p text:style-name="P56"><text:span text:style-name="T56_1">531.9488150543958<text:s text:c="2"/>531.6120493972361<text:s text:c="2"/>531.8906086445164<text:s text:c="2"/>530.474945604234<text:s text:c="2"/>529.1382769773595<text:s text:c="2"/>527.2465686562775<text:s text:c="2"/>0.61<text:s text:c="2"/>0.66<text:s text:c="2"/>1.05<text:s text:c="2"/>0.67<text:s text:c="2"/>0.9<text:s text:c="2"/></text:span></text:p>
      <text:p text:style-name="P57"><text:span text:style-name="T57_1">531.740935019112<text:s text:c="2"/>531.4041693619523<text:s text:c="2"/>531.6619406057042<text:s text:c="2"/>530.2254895618936<text:s text:c="2"/>528.888820935019<text:s text:c="2"/>527.0594766245222<text:s text:c="2"/>0.6<text:s text:c="2"/>0.65<text:s text:c="2"/>1.04<text:s text:c="2"/>0.68<text:s text:c="2"/>0.91<text:s text:c="2"/></text:span></text:p>
      <text:p text:style-name="P58"><text:span text:style-name="T58_1">531.678571008527<text:s text:c="2"/>531.3625933548957<text:s text:c="2"/>531.5995765951192<text:s text:c="2"/>530.1215495442518<text:s text:c="2"/>528.7640929138489<text:s text:c="2"/>526.7684445751249<text:s text:c="2"/>0.6<text:s text:c="2"/>0.74<text:s text:c="2"/>0.92<text:s text:c="2"/>0.74<text:s text:c="2"/>0.92<text:s text:c="2"/></text:span></text:p>
      <text:p text:style-name="P59"><text:span text:style-name="T59_1">532.3437871214348<text:s text:c="2"/>532.0070214642751<text:s text:c="2"/>532.0984886798002<text:s text:c="2"/>529.5394854454571<text:s text:c="2"/>527.9741487797708<text:s text:c="2"/>525.6458923845928<text:s text:c="2"/>0.74<text:s text:c="2"/>0.6<text:s text:c="2"/>0.65<text:s text:c="2"/>0.74<text:s text:c="2"/>0.92<text:s text:c="2"/></text:span></text:p>
      <text:p text:style-name="P60"><text:span text:style-name="T60_1">530.8054748603352<text:s text:c="2"/>530.5102852102322<text:s text:c="2"/>530.6225404292856<text:s text:c="2"/>528.5208732725667<text:s text:c="2"/>527.1842046456925<text:s text:c="2"/>525.6666803881212<text:s text:c="2"/>0.61<text:s text:c="2"/>0.6<text:s text:c="2"/>0.91<text:s text:c="2"/>0.87<text:s text:c="2"/>1.05<text:s text:c="2"/></text:span></text:p>
      <text:p text:style-name="P61"><text:span text:style-name="T61_1">533.071367244928<text:s text:c="2"/>532.6930255807116<text:s text:c="2"/>533.0131608350488<text:s text:c="2"/>531.5974977947661<text:s text:c="2"/>530.1153131431931<text:s text:c="2"/>527.5376007056748<text:s text:c="2"/>0.71<text:s text:c="2"/>0.99<text:s text:c="2"/>0.86<text:s text:c="2"/>0.74<text:s text:c="2"/>1.05<text:s text:c="2"/></text:span></text:p>
      <text:p text:style-name="P62"><text:span text:style-name="T62_1">533.2376712731551<text:s text:c="2"/>532.83854160541<text:s text:c="2"/>533.2002528668039<text:s text:c="2"/>531.8885298441634<text:s text:c="2"/>530.4063451925904<text:s text:c="2"/>527.828632755072<text:s text:c="2"/>0.71<text:s text:c="2"/>0.99<text:s text:c="2"/>0.92<text:s text:c="2"/>0.71<text:s text:c="2"/>1.04<text:s text:c="2"/></text:span></text:p>
      <text:p text:style-name="P63"><text:span text:style-name="T63_1">532.011179064981<text:s text:c="2"/>531.6744134078212<text:s text:c="2"/>531.9321846515732<text:s text:c="2"/>530.4541576007057<text:s text:c="2"/>529.1174889738312<text:s text:c="2"/>527.1634166421642<text:s text:c="2"/>0.62<text:s text:c="2"/>0.67<text:s text:c="2"/>1.02<text:s text:c="2"/>0.66<text:s text:c="2"/>0.92<text:s text:c="2"/></text:span></text:p>
      <text:p text:style-name="P64"><text:span text:style-name="T64_1">531.6369950014703<text:s text:c="2"/>531.321017347839<text:s text:c="2"/>531.5580005880624<text:s text:c="2"/>530.0799735371949<text:s text:c="2"/>528.7640929138489<text:s text:c="2"/>526.9763246104087<text:s text:c="2"/>0.6<text:s text:c="2"/>0.64<text:s text:c="2"/>1.04<text:s text:c="2"/>0.7<text:s text:c="2"/>0.9<text:s text:c="2"/></text:span></text:p>
      <text:p text:style-name="P65"><text:span text:style-name="T65_1">531.5122669803<text:s text:c="2"/>531.217077330197<text:s text:c="2"/>531.2253925316086<text:s text:c="2"/>528.5624492796237<text:s text:c="2"/>527.0386886209938<text:s text:c="2"/>525.1885563069685<text:s text:c="2"/>0.74<text:s text:c="2"/>0.74<text:s text:c="2"/>0.6<text:s text:c="2"/>1.05<text:s text:c="2"/>1.05<text:s text:c="2"/></text:span></text:p>
      <text:p text:style-name="P66"><text:span text:style-name="T66_1">530.8054748603352<text:s text:c="2"/>530.5102852102322<text:s text:c="2"/>530.6225404292856<text:s text:c="2"/>528.6456012937372<text:s text:c="2"/>527.329720670391<text:s text:c="2"/>525.8953484269333<text:s text:c="2"/>0.6<text:s text:c="2"/>0.6<text:s text:c="2"/>0.97<text:s text:c="2"/>0.87<text:s text:c="2"/>1.05<text:s text:c="2"/></text:span></text:p>
      <text:p text:style-name="P67"><text:span text:style-name="T67_1">530.6391708321083<text:s text:c="2"/>530.3647691855336<text:s text:c="2"/>530.4354483975303<text:s text:c="2"/>528.3129932372832<text:s text:c="2"/>526.9555366068804<text:s text:c="2"/>525.5003763598941<text:s text:c="2"/>0.6<text:s text:c="2"/>0.63<text:s text:c="2"/>0.86<text:s text:c="2"/>0.92<text:s text:c="2"/>1.05<text:s text:c="2"/></text:span></text:p>
      <text:p text:style-name="P68"><text:span text:style-name="T68_1">534.3186474566305<text:s text:c="2"/>533.9195177888856<text:s text:c="2"/>534.0733490149958<text:s text:c="2"/>531.4935577771244<text:s text:c="2"/>529.824281093796<text:s text:c="2"/>527.0386886209938<text:s text:c="2"/>0.9<text:s text:c="2"/>0.62<text:s text:c="2"/>0.63<text:s text:c="2"/>0.75<text:s text:c="2"/>0.62<text:s text:c="2"/></text:span></text:p>
      <text:p text:style-name="P69"><text:span text:style-name="T69_1">535.9193237283152<text:s text:c="2"/>535.4786180535137<text:s text:c="2"/>535.6740252866805<text:s text:c="2"/>533.031870038224<text:s text:c="2"/>531.279441340782<text:s text:c="2"/>528.1612408115259<text:s text:c="2"/>1.05<text:s text:c="2"/>0.62<text:s text:c="2"/>0.9<text:s text:c="2"/>0.6<text:s text:c="2"/>0.89<text:s text:c="2"/></text:span></text:p>
      <text:p text:style-name="P70"><text:span text:style-name="T70_1">530.1610467509557<text:s text:c="2"/>529.9074331079094<text:s text:c="2"/>529.915748309321<text:s text:c="2"/>527.5438371067333<text:s text:c="2"/>526.2279564833873<text:s text:c="2"/>525.0014642752132<text:s text:c="2"/>0.6<text:s text:c="2"/>0.6<text:s text:c="2"/>0.8<text:s text:c="2"/>1.05<text:s text:c="2"/>1.05<text:s text:c="2"/></text:span></text:p>
      <text:p text:style-name="P71"><text:span text:style-name="T71_1">530.7638988532784<text:s text:c="2"/>530.4687092031754<text:s text:c="2"/>530.6225404292856<text:s text:c="2"/>528.9989973537195<text:s text:c="2"/>527.7454807409586<text:s text:c="2"/>526.4774125257277<text:s text:c="2"/>0.6<text:s text:c="2"/>0.75<text:s text:c="2"/>1.05<text:s text:c="2"/>1.05<text:s text:c="2"/>1.05<text:s text:c="2"/></text:span></text:p>
      <text:p text:style-name="P72"><text:span text:style-name="T72_1">532.9050632167009<text:s text:c="2"/>532.5475095560129<text:s text:c="2"/>532.7429167891796<text:s text:c="2"/>530.7036136430462<text:s text:c="2"/>529.2214289914732<text:s text:c="2"/>526.9971126139371<text:s text:c="2"/>0.77<text:s text:c="2"/>0.74<text:s text:c="2"/>0.76<text:s text:c="2"/>0.89<text:s text:c="2"/>0.74<text:s text:c="2"/></text:span></text:p>
      <text:p text:style-name="P73"><text:span text:style-name="T73_1">532.676395177889<text:s text:c="2"/>532.2772655101439<text:s text:c="2"/>532.7221287856513<text:s text:c="2"/>531.9093178476917<text:s text:c="2"/>530.5726492208174<text:s text:c="2"/>528.3691208468097<text:s text:c="2"/>0.6<text:s text:c="2"/>0.81<text:s text:c="2"/>1.05<text:s text:c="2"/>0.6<text:s text:c="2"/>0.75<text:s text:c="2"/></text:span></text:p>
      <text:p text:style-name="P74"><text:span text:style-name="T74_1">532.7595471920024<text:s text:c="2"/>532.4019935313144<text:s text:c="2"/>532.5766127609528<text:s text:c="2"/>530.4541576007057<text:s text:c="2"/>528.9719729491327<text:s text:c="2"/>526.6645045574832<text:s text:c="2"/>0.74<text:s text:c="2"/>0.6<text:s text:c="2"/>0.91<text:s text:c="2"/>0.6<text:s text:c="2"/>1.02<text:s text:c="2"/></text:span></text:p>
      <text:p text:style-name="P75"><text:span text:style-name="T75_1">536.7508438694501<text:s text:c="2"/>536.2477741840636<text:s text:c="2"/>536.6094854454573<text:s text:c="2"/>534.5701822993237<text:s text:c="2"/>532.8593296089387<text:s text:c="2"/>529.6787650690973<text:s text:c="2"/>1.05<text:s text:c="2"/>0.75<text:s text:c="2"/>1.03<text:s text:c="2"/>0.6<text:s text:c="2"/>0.76<text:s text:c="2"/></text:span></text:p>
      <text:p text:style-name="P76"><text:span text:style-name="T76_1">525.2550779182594<text:s text:c="2"/>525.1261922963835<text:s text:c="2"/>525.2176595119086<text:s text:c="2"/>524.2593325492502<text:s text:c="2"/>523.5047280211703<text:s text:c="2"/>523.38<text:s text:c="2"/>0.63<text:s text:c="2"/>0.74<text:s text:c="2"/>1.05<text:s text:c="2"/>0.81<text:s text:c="2"/>1.04<text:s text:c="2"/></text:span></text:p>
      <text:p text:style-name="P77"><text:span text:style-name="T77_1">531.5538429873567<text:s text:c="2"/>531.217077330197<text:s text:c="2"/>531.4748485739491<text:s text:c="2"/>529.9968215230814<text:s text:c="2"/>528.6809408997352<text:s text:c="2"/>526.8723845927667<text:s text:c="2"/>0.6<text:s text:c="2"/>0.73<text:s text:c="2"/>1.05<text:s text:c="2"/>0.74<text:s text:c="2"/>1.05<text:s text:c="2"/></text:span></text:p>
      <text:p text:style-name="P78"><text:span text:style-name="T78_1">533.6118553366657<text:s text:c="2"/>533.2335136724492<text:s text:c="2"/>533.3457688915026<text:s text:c="2"/>530.9946456924434<text:s text:c="2"/>529.491673037342<text:s text:c="2"/>527.5791767127315<text:s text:c="2"/>0.9<text:s text:c="2"/>0.6<text:s text:c="2"/>0.9<text:s text:c="2"/>1.05<text:s text:c="2"/>0.6<text:s text:c="2"/></text:span></text:p>
      <text:p text:style-name="P79"><text:span text:style-name="T79_1">535.628291678918<text:s text:c="2"/>535.1875860041163<text:s text:c="2"/>535.3829932372834<text:s text:c="2"/>532.8239900029403<text:s text:c="2"/>531.0715613054984<text:s text:c="2"/>527.932572772714<text:s text:c="2"/>1.05<text:s text:c="2"/>0.87<text:s text:c="2"/>0.63<text:s text:c="2"/>0.92<text:s text:c="2"/>0.74<text:s text:c="2"/></text:span></text:p>
      <text:p text:style-name="P80"><text:span text:style-name="T80_1">531.2835989414878<text:s text:c="2"/>530.9676212878564<text:s text:c="2"/>531.1838165245516<text:s text:c="2"/>529.7265774772126<text:s text:c="2"/>528.4938488679801<text:s text:c="2"/>527.2257806527492<text:s text:c="2"/>0.6<text:s text:c="2"/>0.6<text:s text:c="2"/>1.05<text:s text:c="2"/>0.96<text:s text:c="2"/>0.62<text:s text:c="2"/></text:span></text:p>
      <text:p text:style-name="P81"><text:span text:style-name="T81_1">532.3437871214348<text:s text:c="2"/>532.0070214642751<text:s text:c="2"/>532.1816406939136<text:s text:c="2"/>530.2254895618936<text:s text:c="2"/>528.8472449279624<text:s text:c="2"/>527.1634166421642<text:s text:c="2"/>0.74<text:s text:c="2"/>0.6<text:s text:c="2"/>0.92<text:s text:c="2"/>0.96<text:s text:c="2"/>0.62<text:s text:c="2"/></text:span></text:p>
      <text:p text:style-name="P82"><text:span text:style-name="T82_1">536.1687797706558<text:s text:c="2"/>535.6657100852689<text:s text:c="2"/>536.1729373713615<text:s text:c="2"/>534.9027903557777<text:s text:c="2"/>533.2958776830343<text:s text:c="2"/>530.2400411643633<text:s text:c="2"/>0.92<text:s text:c="2"/>0.89<text:s text:c="2"/>1.05<text:s text:c="2"/>0.6<text:s text:c="2"/>0.62<text:s text:c="2"/></text:span></text:p>
      <text:p text:style-name="P83"><text:span text:style-name="T83_1">532.0943310790943<text:s text:c="2"/>531.7575654219346<text:s text:c="2"/>532.0361246692152<text:s text:c="2"/>530.5373096148192<text:s text:c="2"/>529.1798529844162<text:s text:c="2"/>527.2049926492209<text:s text:c="2"/>0.65<text:s text:c="2"/>0.77<text:s text:c="2"/>1.05<text:s text:c="2"/>0.74<text:s text:c="2"/>1.04<text:s text:c="2"/></text:span></text:p>
      <text:p text:style-name="P84"><text:span text:style-name="T84_1">525.6500499852984<text:s text:c="2"/>525.5003763598941<text:s text:c="2"/>525.6957835930609<text:s text:c="2"/>525.3403087327256<text:s text:c="2"/>524.7312202293442<text:s text:c="2"/>524.6064922081741<text:s text:c="2"/>0.65<text:s text:c="2"/>0.77<text:s text:c="2"/>1.02<text:s text:c="2"/>0.73<text:s text:c="2"/>1.0<text:s text:c="2"/></text:span></text:p>
      <text:p text:style-name="P85"><text:span text:style-name="T85_1">533.4871273154955<text:s text:c="2"/>533.1295736548075<text:s text:c="2"/>533.2002528668039<text:s text:c="2"/>530.6412496324612<text:s text:c="2"/>529.0551249632462<text:s text:c="2"/>526.8723845927667<text:s text:c="2"/>0.92<text:s text:c="2"/>0.74<text:s text:c="2"/>0.76<text:s text:c="2"/>1.05<text:s text:c="2"/>0.87<text:s text:c="2"/></text:span></text:p>
      <text:p text:style-name="P86"><text:span text:style-name="T86_1">535.9401117318436<text:s text:c="2"/>535.4786180535137<text:s text:c="2"/>535.7779653043223<text:s text:c="2"/>533.7386621581886<text:s text:c="2"/>532.0693854748602<text:s text:c="2"/>529.1382769773595<text:s text:c="2"/>1.05<text:s text:c="2"/>1.01<text:s text:c="2"/>0.76<text:s text:c="2"/>1.05<text:s text:c="2"/>0.6<text:s text:c="2"/></text:span></text:p>
      <text:p text:style-name="P87"><text:span text:style-name="T87_1">532.9258512202292<text:s text:c="2"/>532.5475095560129<text:s text:c="2"/>532.8260688032933<text:s text:c="2"/>531.2025257277272<text:s text:c="2"/>529.7411290796825<text:s text:c="2"/>527.3505086739193<text:s text:c="2"/>0.71<text:s text:c="2"/>0.75<text:s text:c="2"/>0.9<text:s text:c="2"/>0.67<text:s text:c="2"/>0.9<text:s text:c="2"/></text:span></text:p>
      <text:p text:style-name="P88"><text:span text:style-name="T88_1">536.4390238165246<text:s text:c="2"/>535.9567421346661<text:s text:c="2"/>536.31845339606<text:s text:c="2"/>534.36230226404<text:s text:c="2"/>532.6722375771832<text:s text:c="2"/>529.5540370479271<text:s text:c="2"/>1.02<text:s text:c="2"/>0.77<text:s text:c="2"/>1.05<text:s text:c="2"/>0.61<text:s text:c="2"/>0.79<text:s text:c="2"/></text:span></text:p>
      <text:p text:style-name="P89"><text:span text:style-name="T89_1">536.7092678623934<text:s text:c="2"/>536.2061981770066<text:s text:c="2"/>536.5679094384005<text:s text:c="2"/>534.5286062922668<text:s text:c="2"/>532.7969655983534<text:s text:c="2"/>529.6579770655688<text:s text:c="2"/>1.05<text:s text:c="2"/>0.73<text:s text:c="2"/>1.04<text:s text:c="2"/>0.6<text:s text:c="2"/>0.75<text:s text:c="2"/></text:span></text:p>
      <text:p text:style-name="P90"><text:span text:style-name="T90_1">532.2814231108498<text:s text:c="2"/>531.9238694501618<text:s text:c="2"/>532.2440047044989<text:s text:c="2"/>530.9946456924434<text:s text:c="2"/>529.6371890620405<text:s text:c="2"/>527.5791767127315<text:s text:c="2"/>0.64<text:s text:c="2"/>0.84<text:s text:c="2"/>1.04<text:s text:c="2"/>0.75<text:s text:c="2"/>0.98<text:s text:c="2"/></text:span></text:p>
      <text:p text:style-name="P91"><text:span text:style-name="T91_1">525.9826580417525<text:s text:c="2"/>525.8121964128196<text:s text:c="2"/>526.0699676565717<text:s text:c="2"/>526.1718288738605<text:s text:c="2"/>525.6458923845928<text:s text:c="2"/>525.5003763598941<text:s text:c="2"/>0.68<text:s text:c="2"/>0.84<text:s text:c="2"/>1.03<text:s text:c="2"/>0.75<text:s text:c="2"/>0.98<text:s text:c="2"/></text:span></text:p>
      <text:p text:style-name="P92"><text:span text:style-name="T92_1">530.2026227580124<text:s text:c="2"/>529.886645104381<text:s text:c="2"/>530.31072037636<text:s text:c="2"/>529.8928815054396<text:s text:c="2"/>528.8680329314907<text:s text:c="2"/>526.3942605116143<text:s text:c="2"/>1.05<text:s text:c="2"/>0.87<text:s text:c="2"/>0.74<text:s text:c="2"/>0.65<text:s text:c="2"/>0.74<text:s text:c="2"/></text:span></text:p>
      <text:p text:style-name="P93"><text:span text:style-name="T93_1">526.8349661864158<text:s text:c="2"/>526.6437165539548<text:s text:c="2"/>526.8391237871216<text:s text:c="2"/>526.2134048809172<text:s text:c="2"/>525.4795883563658<text:s text:c="2"/>524.8975242575714<text:s text:c="2"/>0.76<text:s text:c="2"/>0.75<text:s text:c="2"/>0.93<text:s text:c="2"/>0.7<text:s text:c="2"/>0.9<text:s text:c="2"/></text:span></text:p>
      <text:p text:style-name="P94"><text:span text:style-name="T94_1">532.8634872096442<text:s text:c="2"/>532.4851455454277<text:s text:c="2"/>532.7637047927083<text:s text:c="2"/>531.0777977065568<text:s text:c="2"/>529.6164010585122<text:s text:c="2"/>527.329720670391<text:s text:c="2"/>0.72<text:s text:c="2"/>0.74<text:s text:c="2"/>0.91<text:s text:c="2"/>0.71<text:s text:c="2"/>0.88<text:s text:c="2"/></text:span></text:p>
      <text:p text:style-name="P95"><text:span text:style-name="T95_1">536.8547838870921<text:s text:c="2"/>536.3517142017054<text:s text:c="2"/>536.7342134666276<text:s text:c="2"/>534.7780623346073<text:s text:c="2"/>533.0464216406938<text:s text:c="2"/>529.7827050867393<text:s text:c="2"/>1.05<text:s text:c="2"/>0.81<text:s text:c="2"/>0.98<text:s text:c="2"/>0.63<text:s text:c="2"/>0.72<text:s text:c="2"/></text:span></text:p>
      <text:p text:style-name="P96"><text:span text:style-name="T96_1">536.3766598059395<text:s text:c="2"/>535.8943781240811<text:s text:c="2"/>536.256089385475<text:s text:c="2"/>534.3415142605116<text:s text:c="2"/>532.6514495736549<text:s text:c="2"/>529.6371890620405<text:s text:c="2"/>1.02<text:s text:c="2"/>0.75<text:s text:c="2"/>1.04<text:s text:c="2"/>0.63<text:s text:c="2"/>0.72<text:s text:c="2"/></text:span></text:p>
      <text:p text:style-name="P97"><text:span text:style-name="T97_1">532.572455160247<text:s text:c="2"/>532.2149014995589<text:s text:c="2"/>532.5142487503678<text:s text:c="2"/>531.0154336959718<text:s text:c="2"/>529.6371890620405<text:s text:c="2"/>527.5376007056748<text:s text:c="2"/>0.69<text:s text:c="2"/>0.79<text:s text:c="2"/>1.03<text:s text:c="2"/>0.75<text:s text:c="2"/>0.97<text:s text:c="2"/></text:span></text:p>
      <text:p text:style-name="P98"><text:span text:style-name="T98_1">536.8132078800352<text:s text:c="2"/>536.3101381946486<text:s text:c="2"/>536.6926374595708<text:s text:c="2"/>534.7156983240222<text:s text:c="2"/>532.9216936195237<text:s text:c="2"/>529.2837930020582<text:s text:c="2"/>1.05<text:s text:c="2"/>1.03<text:s text:c="2"/>0.63<text:s text:c="2"/>0.8<text:s text:c="2"/>0.62<text:s text:c="2"/></text:span></text:p>
      <text:p text:style-name="P99"><text:span text:style-name="T99_1">536.7300558659218<text:s text:c="2"/>536.2477741840636<text:s text:c="2"/>536.6094854454573<text:s text:c="2"/>534.5078182887385<text:s text:c="2"/>532.6930255807116<text:s text:c="2"/>529.0343369597177<text:s text:c="2"/>1.05<text:s text:c="2"/>0.99<text:s text:c="2"/>0.6<text:s text:c="2"/>0.77<text:s text:c="2"/>0.62<text:s text:c="2"/></text:span></text:p>
      <text:p text:style-name="P100"><text:span text:style-name="T100_1">533.1960952660984<text:s text:c="2"/>532.8177536018817<text:s text:c="2"/>533.0547368421054<text:s text:c="2"/>531.1817377241988<text:s text:c="2"/>529.6995530726256<text:s text:c="2"/>527.329720670391<text:s text:c="2"/>0.76<text:s text:c="2"/>0.7<text:s text:c="2"/>0.92<text:s text:c="2"/>0.69<text:s text:c="2"/>0.91<text:s text:c="2"/></text:span></text:p>
      <text:p text:style-name="P101"><text:span text:style-name="T101_1">532.9674272272862<text:s text:c="2"/>532.6098735665981<text:s text:c="2"/>532.8468568068216<text:s text:c="2"/>530.9946456924434<text:s text:c="2"/>529.5124610408704<text:s text:c="2"/>527.2257806527492<text:s text:c="2"/>0.74<text:s text:c="2"/>0.7<text:s text:c="2"/>0.91<text:s text:c="2"/>0.72<text:s text:c="2"/>0.89<text:s text:c="2"/></text:span></text:p>
      <text:p text:style-name="P102"><text:span text:style-name="T102_1">536.522175830638<text:s text:c="2"/>536.0191061452514<text:s text:c="2"/>536.4016054101737<text:s text:c="2"/>534.4870302852102<text:s text:c="2"/>532.776177594825<text:s text:c="2"/>529.6164010585122<text:s text:c="2"/>1.02<text:s text:c="2"/>0.78<text:s text:c="2"/>1.01<text:s text:c="2"/>0.6<text:s text:c="2"/>0.75<text:s text:c="2"/></text:span></text:p>
      <text:p text:style-name="P103"><text:span text:style-name="T103_1">532.6140311673037<text:s text:c="2"/>532.2356895030873<text:s text:c="2"/>532.5558247574245<text:s text:c="2"/>531.1401617171418<text:s text:c="2"/>529.7411290796825<text:s text:c="2"/>527.5999647162598<text:s text:c="2"/>0.68<text:s text:c="2"/>0.78<text:s text:c="2"/>1.04<text:s text:c="2"/>0.7<text:s text:c="2"/>0.97<text:s text:c="2"/></text:span></text:p>
      <text:p text:style-name="P104"><text:span text:style-name="T104_1">525.670837988827<text:s text:c="2"/>525.5211643634225<text:s text:c="2"/>525.7581476036462<text:s text:c="2"/>525.9223728315201<text:s text:c="2"/>525.4172243457807<text:s text:c="2"/>525.4172243457807<text:s text:c="2"/>0.65<text:s text:c="2"/>0.83<text:s text:c="2"/>1.05<text:s text:c="2"/>0.74<text:s text:c="2"/>1.0<text:s text:c="2"/></text:span></text:p>
      <text:p text:style-name="P105"><text:span text:style-name="T105_1">537.1042399294327<text:s text:c="2"/>536.5803822405175<text:s text:c="2"/>537.0044575124964<text:s text:c="2"/>535.1522463981182<text:s text:c="2"/>533.337453690091<text:s text:c="2"/>529.6371890620405<text:s text:c="2"/>1.05<text:s text:c="2"/>1.05<text:s text:c="2"/>0.66<text:s text:c="2"/>0.76<text:s text:c="2"/>0.6<text:s text:c="2"/></text:span></text:p>
      <text:p text:style-name="P106"><text:span text:style-name="T106_1">536.6469038518084<text:s text:c="2"/>536.1438341664216<text:s text:c="2"/>536.5471214348721<text:s text:c="2"/>534.7156983240222<text:s text:c="2"/>532.942481623052<text:s text:c="2"/>529.325369009115<text:s text:c="2"/>1.02<text:s text:c="2"/>1.05<text:s text:c="2"/>0.66<text:s text:c="2"/>0.76<text:s text:c="2"/>0.66<text:s text:c="2"/></text:span></text:p>
      <text:p text:style-name="P107"><text:span text:style-name="T107_1">532.8426992061159<text:s text:c="2"/>532.4851455454277<text:s text:c="2"/>532.7013407821229<text:s text:c="2"/>530.8283416642163<text:s text:c="2"/>529.3669450161717<text:s text:c="2"/>527.1426286386358<text:s text:c="2"/>0.74<text:s text:c="2"/>0.68<text:s text:c="2"/>0.95<text:s text:c="2"/>0.71<text:s text:c="2"/>0.93<text:s text:c="2"/></text:span></text:p>
      <text:p text:style-name="P108"><text:span text:style-name="T108_1">536.7716318729784<text:s text:c="2"/>536.2477741840636<text:s text:c="2"/>536.6718494560425<text:s text:c="2"/>534.923578359306<text:s text:c="2"/>533.2127256689209<text:s text:c="2"/>529.9282211114378<text:s text:c="2"/>1.02<text:s text:c="2"/>0.88<text:s text:c="2"/>0.98<text:s text:c="2"/>0.63<text:s text:c="2"/>0.72<text:s text:c="2"/></text:span></text:p>
      <text:p text:style-name="P109"><text:span text:style-name="T109_1">537.1666039400177<text:s text:c="2"/>536.6427462511025<text:s text:c="2"/>537.0668215230816<text:s text:c="2"/>535.2353984122316<text:s text:c="2"/>533.4621817112615<text:s text:c="2"/>530.0321611290798<text:s text:c="2"/>1.05<text:s text:c="2"/>0.88<text:s text:c="2"/>0.91<text:s text:c="2"/>0.63<text:s text:c="2"/>0.65<text:s text:c="2"/></text:span></text:p>
      <text:p text:style-name="P110"><text:span text:style-name="T110_1">532.4061511320199<text:s text:c="2"/>532.0693854748602<text:s text:c="2"/>532.3479447221407<text:s text:c="2"/>530.8283416642163<text:s text:c="2"/>529.4500970302851<text:s text:c="2"/>527.4128726845047<text:s text:c="2"/>0.68<text:s text:c="2"/>0.78<text:s text:c="2"/>1.03<text:s text:c="2"/>0.76<text:s text:c="2"/>0.98<text:s text:c="2"/></text:span></text:p>
      <text:p text:style-name="P111"><text:span text:style-name="T111_1">536.6884798588651<text:s text:c="2"/>536.2061981770066<text:s text:c="2"/>536.5679094384005<text:s text:c="2"/>534.5078182887385<text:s text:c="2"/>532.7138135842399<text:s text:c="2"/>529.0967009703028<text:s text:c="2"/>1.05<text:s text:c="2"/>1.03<text:s text:c="2"/>0.61<text:s text:c="2"/>0.81<text:s text:c="2"/>0.63<text:s text:c="2"/></text:span></text:p>
      <text:p text:style-name="P112"><text:span text:style-name="T112_1">536.8755718906204<text:s text:c="2"/>536.3517142017054<text:s text:c="2"/>536.7965774772126<text:s text:c="2"/>535.0067303734195<text:s text:c="2"/>533.2127256689209<text:s text:c="2"/>529.491673037342<text:s text:c="2"/>1.02<text:s text:c="2"/>1.05<text:s text:c="2"/>0.63<text:s text:c="2"/>0.73<text:s text:c="2"/>0.6<text:s text:c="2"/></text:span></text:p>
      <text:p text:style-name="P113"><text:span text:style-name="T113_1">532.9674272272862<text:s text:c="2"/>532.6098735665981<text:s text:c="2"/>532.8260688032933<text:s text:c="2"/>530.9322816818583<text:s text:c="2"/>529.4500970302851<text:s text:c="2"/>527.1218406351072<text:s text:c="2"/>0.75<text:s text:c="2"/>0.72<text:s text:c="2"/>0.87<text:s text:c="2"/>0.74<text:s text:c="2"/>0.88<text:s text:c="2"/></text:span></text:p>
      <text:p text:style-name="P114"><text:span text:style-name="T114_1">532.9466392237579<text:s text:c="2"/>532.5682975595412<text:s text:c="2"/>532.8260688032933<text:s text:c="2"/>531.0362216995001<text:s text:c="2"/>529.5540370479271<text:s text:c="2"/>527.267356659806<text:s text:c="2"/>0.74<text:s text:c="2"/>0.74<text:s text:c="2"/>0.91<text:s text:c="2"/>0.73<text:s text:c="2"/>0.91<text:s text:c="2"/></text:span></text:p>
      <text:p text:style-name="P115"><text:span text:style-name="T115_1">536.7924198765069<text:s text:c="2"/>536.2685621875919<text:s text:c="2"/>536.6926374595708<text:s text:c="2"/>534.9859423698911<text:s text:c="2"/>533.2543016759776<text:s text:c="2"/>529.9490091149661<text:s text:c="2"/>1.02<text:s text:c="2"/>0.91<text:s text:c="2"/>0.94<text:s text:c="2"/>0.66<text:s text:c="2"/>0.68<text:s text:c="2"/></text:span></text:p>
      <text:p text:style-name="P116"><text:span text:style-name="T116_1">537.125027932961<text:s text:c="2"/>536.5803822405175<text:s text:c="2"/>537.0668215230816<text:s text:c="2"/>535.4640664510438<text:s text:c="2"/>533.7324257571303<text:s text:c="2"/>530.3855571890621<text:s text:c="2"/>1.02<text:s text:c="2"/>0.91<text:s text:c="2"/>1.01<text:s text:c="2"/>0.6<text:s text:c="2"/>0.68<text:s text:c="2"/></text:span></text:p>
      <text:p text:style-name="P117"><text:span text:style-name="T117_1">532.4269391355485<text:s text:c="2"/>532.0693854748602<text:s text:c="2"/>532.3479447221407<text:s text:c="2"/>530.807553660688<text:s text:c="2"/>529.4293090267568<text:s text:c="2"/>527.392084680976<text:s text:c="2"/>0.69<text:s text:c="2"/>0.79<text:s text:c="2"/>1.03<text:s text:c="2"/>0.78<text:s text:c="2"/>1.0<text:s text:c="2"/></text:span></text:p>
      <text:p text:style-name="P118"><text:span text:style-name="T118_1">537.0418759188474<text:s text:c="2"/>536.5180182299324<text:s text:c="2"/>536.9420935019114<text:s text:c="2"/>535.0067303734195<text:s text:c="2"/>533.2127256689209<text:s text:c="2"/>529.4708850338135<text:s text:c="2"/>1.05<text:s text:c="2"/>1.04<text:s text:c="2"/>0.64<text:s text:c="2"/>0.76<text:s text:c="2"/>0.62<text:s text:c="2"/></text:span></text:p>
      <text:p text:style-name="P119"><text:span text:style-name="T119_1">536.9587239047339<text:s text:c="2"/>536.4348662158187<text:s text:c="2"/>536.8797294913261<text:s text:c="2"/>535.0275183769478<text:s text:c="2"/>533.2335136724492<text:s text:c="2"/>529.5332490443988<text:s text:c="2"/>1.03<text:s text:c="2"/>1.05<text:s text:c="2"/>0.65<text:s text:c="2"/>0.75<text:s text:c="2"/>0.61<text:s text:c="2"/></text:span></text:p>
      <text:p text:style-name="P120"><text:span text:style-name="T120_1">526.7518141723024<text:s text:c="2"/>526.5813525433695<text:s text:c="2"/>526.755971773008<text:s text:c="2"/>525.7352807997648<text:s text:c="2"/>524.8351602469862<text:s text:c="2"/>523.816548074096<text:s text:c="2"/>0.76<text:s text:c="2"/>0.75<text:s text:c="2"/>0.9<text:s text:c="2"/>0.75<text:s text:c="2"/>0.89<text:s text:c="2"/></text:span></text:p>
      <text:p text:style-name="P121"><text:span text:style-name="T121_1">537.125027932961<text:s text:c="2"/>536.5803822405175<text:s text:c="2"/>537.0460335195531<text:s text:c="2"/>535.360126433402<text:s text:c="2"/>533.6284857394883<text:s text:c="2"/>530.2816171714203<text:s text:c="2"/>1.04<text:s text:c="2"/>0.9<text:s text:c="2"/>1.0<text:s text:c="2"/>0.64<text:s text:c="2"/>0.67<text:s text:c="2"/></text:span></text:p>
      <text:p text:style-name="P122"><text:span text:style-name="T122_1">537.52<text:s text:c="2"/>536.9753543075565<text:s text:c="2"/>537.4617935901207<text:s text:c="2"/>535.7966745074976<text:s text:c="2"/>534.0442458100558<text:s text:c="2"/>530.5934372243458<text:s text:c="2"/>1.05<text:s text:c="2"/>0.89<text:s text:c="2"/>0.99<text:s text:c="2"/>0.6<text:s text:c="2"/>0.62<text:s text:c="2"/></text:span></text:p>
      <text:p text:style-name="P123"><text:span text:style-name="T123_1">532.9882152308146<text:s text:c="2"/>532.6098735665981<text:s text:c="2"/>532.9092208174068<text:s text:c="2"/>531.368829755954<text:s text:c="2"/>529.9490091149661<text:s text:c="2"/>527.7246927374302<text:s text:c="2"/>0.73<text:s text:c="2"/>0.8<text:s text:c="2"/>1.04<text:s text:c="2"/>0.74<text:s text:c="2"/>0.98<text:s text:c="2"/></text:span></text:p>
      <text:p text:style-name="P124"><text:span text:style-name="T124_1">532.6348191708321<text:s text:c="2"/>532.2772655101439<text:s text:c="2"/>532.5350367538961<text:s text:c="2"/>530.9530696853867<text:s text:c="2"/>529.5332490443988<text:s text:c="2"/>527.392084680976<text:s text:c="2"/>0.7<text:s text:c="2"/>0.77<text:s text:c="2"/>1.01<text:s text:c="2"/>0.74<text:s text:c="2"/>0.98<text:s text:c="2"/></text:span></text:p>
      <text:p text:style-name="P125"><text:span text:style-name="T125_1">536.9587239047339<text:s text:c="2"/>536.4348662158187<text:s text:c="2"/>536.8589414877978<text:s text:c="2"/>535.0067303734195<text:s text:c="2"/>533.2335136724492<text:s text:c="2"/>529.6164010585122<text:s text:c="2"/>1.04<text:s text:c="2"/>1.04<text:s text:c="2"/>0.69<text:s text:c="2"/>0.78<text:s text:c="2"/>0.6<text:s text:c="2"/></text:span></text:p>
      <text:p text:style-name="P126"><text:span text:style-name="T126_1">537.083451925904<text:s text:c="2"/>536.5595942369891<text:s text:c="2"/>537.0044575124964<text:s text:c="2"/>535.1730344016465<text:s text:c="2"/>533.3582416936193<text:s text:c="2"/>529.6371890620405<text:s text:c="2"/>1.04<text:s text:c="2"/>1.05<text:s text:c="2"/>0.68<text:s text:c="2"/>0.73<text:s text:c="2"/>0.63<text:s text:c="2"/></text:span></text:p>
      <text:p text:style-name="P127"><text:span text:style-name="T127_1">533.4039753013819<text:s text:c="2"/>533.0256336371655<text:s text:c="2"/>533.3041928844459<text:s text:c="2"/>531.5974977947661<text:s text:c="2"/>530.1153131431931<text:s text:c="2"/>527.6415407233166<text:s text:c="2"/>0.76<text:s text:c="2"/>0.78<text:s text:c="2"/>0.91<text:s text:c="2"/>0.71<text:s text:c="2"/>0.88<text:s text:c="2"/></text:span></text:p>
      <text:p text:style-name="P128"><text:span text:style-name="T128_1">537.0002999117906<text:s text:c="2"/>536.4764422228754<text:s text:c="2"/>536.9420935019114<text:s text:c="2"/>535.3393384298736<text:s text:c="2"/>533.6284857394883<text:s text:c="2"/>530.4063451925904<text:s text:c="2"/>1.02<text:s text:c="2"/>0.86<text:s text:c="2"/>1.03<text:s text:c="2"/>0.63<text:s text:c="2"/>0.6<text:s text:c="2"/></text:span></text:p>
      <text:p text:style-name="P129"><text:span text:style-name="T129_1">526.1073860629227<text:s text:c="2"/>525.93692443399<text:s text:c="2"/>526.1531196706852<text:s text:c="2"/>525.9223728315201<text:s text:c="2"/>525.3132843281387<text:s text:c="2"/>525.0638282857984<text:s text:c="2"/>0.69<text:s text:c="2"/>0.8<text:s text:c="2"/>1.03<text:s text:c="2"/>0.72<text:s text:c="2"/>1.01<text:s text:c="2"/></text:span></text:p>
      <text:p text:style-name="P130"><text:span text:style-name="T130_1">532.5932431637754<text:s text:c="2"/>532.2356895030873<text:s text:c="2"/>532.5142487503678<text:s text:c="2"/>530.973857688915<text:s text:c="2"/>529.5540370479271<text:s text:c="2"/>527.433660688033<text:s text:c="2"/>0.7<text:s text:c="2"/>0.8<text:s text:c="2"/>1.03<text:s text:c="2"/>0.74<text:s text:c="2"/>1.03<text:s text:c="2"/></text:span></text:p>
      <text:p text:style-name="P131"><text:span text:style-name="T131_1">536.8339958835638<text:s text:c="2"/>536.3309261981769<text:s text:c="2"/>536.7342134666276<text:s text:c="2"/>534.7780623346073<text:s text:c="2"/>532.9840576301087<text:s text:c="2"/>529.325369009115<text:s text:c="2"/>1.04<text:s text:c="2"/>1.04<text:s text:c="2"/>0.63<text:s text:c="2"/>0.78<text:s text:c="2"/>0.62<text:s text:c="2"/></text:span></text:p>
      <text:p text:style-name="P132"><text:span text:style-name="T132_1">537.021087915319<text:s text:c="2"/>536.4972302264039<text:s text:c="2"/>536.9005174948544<text:s text:c="2"/>535.0067303734195<text:s text:c="2"/>533.1919376653925<text:s text:c="2"/>529.491673037342<text:s text:c="2"/>1.05<text:s text:c="2"/>1.05<text:s text:c="2"/>0.64<text:s text:c="2"/>0.77<text:s text:c="2"/>0.61<text:s text:c="2"/></text:span></text:p>
      <text:p text:style-name="P133"><text:span text:style-name="T133_1">533.4247633049102<text:s text:c="2"/>533.0256336371655<text:s text:c="2"/>533.3249808879743<text:s text:c="2"/>531.6390738018229<text:s text:c="2"/>530.1568891502499<text:s text:c="2"/>527.7039047339018<text:s text:c="2"/>0.77<text:s text:c="2"/>0.79<text:s text:c="2"/>0.9<text:s text:c="2"/>0.74<text:s text:c="2"/>0.84<text:s text:c="2"/></text:span></text:p>
      <text:p text:style-name="P134"><text:span text:style-name="T134_1">533.570279329609<text:s text:c="2"/>533.1919376653925<text:s text:c="2"/>533.4497089091444<text:s text:c="2"/>531.6182857982946<text:s text:c="2"/>530.0945251396648<text:s text:c="2"/>527.6415407233166<text:s text:c="2"/>0.8<text:s text:c="2"/>0.78<text:s text:c="2"/>0.91<text:s text:c="2"/>0.76<text:s text:c="2"/>0.88<text:s text:c="2"/></text:span></text:p>
      <text:p text:style-name="P135"><text:span text:style-name="T135_1">533.8613113790062<text:s text:c="2"/>533.4621817112615<text:s text:c="2"/>533.76152896207<text:s text:c="2"/>532.0340458688621<text:s text:c="2"/>530.5102852102322<text:s text:c="2"/>527.932572772714<text:s text:c="2"/>0.8<text:s text:c="2"/>0.79<text:s text:c="2"/>0.91<text:s text:c="2"/>0.7<text:s text:c="2"/>0.83<text:s text:c="2"/></text:span></text:p>
      <text:p text:style-name="P13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